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00" style:font-name="DejaVu Sans Mono" fo:font-size="9pt" style:text-underline-style="solid" style:text-underline-type="double" style:text-underline-width="auto" style:text-underline-color="font-color" officeooo:rsid="00079680" officeooo:paragraph-rsid="00079680"/>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text-properties fo:color="#000000"/>
    </style:style>
    <style:style style:name="P4" style:family="paragraph" style:parent-style-name="Preformatted_20_Text">
      <style:text-properties fo:color="#000000" officeooo:rsid="000d58fd" officeooo:paragraph-rsid="000d58fd"/>
    </style:style>
    <style:style style:name="P5" style:family="paragraph" style:parent-style-name="Preformatted_20_Text">
      <style:text-properties fo:color="#000000" officeooo:paragraph-rsid="000d58fd"/>
    </style:style>
    <style:style style:name="P6" style:family="paragraph" style:parent-style-name="Standard">
      <style:text-properties officeooo:rsid="0005ce6a" officeooo:paragraph-rsid="00079680"/>
    </style:style>
    <style:style style:name="P7" style:family="paragraph" style:parent-style-name="Standard">
      <style:text-properties officeooo:rsid="00079680" officeooo:paragraph-rsid="00079680"/>
    </style:style>
    <style:style style:name="P8" style:family="paragraph" style:parent-style-name="Standard">
      <style:text-properties officeooo:rsid="00079680" officeooo:paragraph-rsid="00090669"/>
    </style:style>
    <style:style style:name="P9" style:family="paragraph" style:parent-style-name="Standard">
      <style:text-properties officeooo:rsid="00083bde" officeooo:paragraph-rsid="00083bde"/>
    </style:style>
    <style:style style:name="P10" style:family="paragraph" style:parent-style-name="Standard">
      <style:text-properties officeooo:rsid="00083bde" officeooo:paragraph-rsid="00090669"/>
    </style:style>
    <style:style style:name="P11" style:family="paragraph" style:parent-style-name="Standard">
      <style:text-properties officeooo:paragraph-rsid="00090669"/>
    </style:style>
    <style:style style:name="P12" style:family="paragraph" style:parent-style-name="Standard">
      <style:text-properties officeooo:rsid="00090c54" officeooo:paragraph-rsid="00090c54"/>
    </style:style>
    <style:style style:name="P13" style:family="paragraph" style:parent-style-name="Standard">
      <style:text-properties officeooo:rsid="000c4a5a" officeooo:paragraph-rsid="000c4a5a"/>
    </style:style>
    <style:style style:name="P14" style:family="paragraph" style:parent-style-name="Standard">
      <style:text-properties officeooo:paragraph-rsid="00106b99"/>
    </style:style>
    <style:style style:name="P15" style:family="paragraph" style:parent-style-name="Standard">
      <style:text-properties officeooo:paragraph-rsid="001205f7"/>
    </style:style>
    <style:style style:name="P16" style:family="paragraph" style:parent-style-name="Standard">
      <style:text-properties officeooo:paragraph-rsid="00139208"/>
    </style:style>
    <style:style style:name="P17" style:family="paragraph" style:parent-style-name="Standard">
      <style:text-properties officeooo:paragraph-rsid="0015b9a0"/>
    </style:style>
    <style:style style:name="T1" style:family="text">
      <style:text-properties officeooo:rsid="00079680"/>
    </style:style>
    <style:style style:name="T2" style:family="text">
      <style:text-properties officeooo:rsid="00083bde"/>
    </style:style>
    <style:style style:name="T3" style:family="text">
      <style:text-properties officeooo:rsid="00090669"/>
    </style:style>
    <style:style style:name="T4" style:family="text">
      <style:text-properties fo:color="#000000" style:font-name="DejaVu Sans Mono" fo:font-size="9pt"/>
    </style:style>
    <style:style style:name="T5" style:family="text">
      <style:text-properties fo:color="#000000" style:font-name="DejaVu Sans Mono" fo:font-size="9pt" fo:font-weight="bold" officeooo:rsid="0015b9a0" style:font-weight-asian="bold" style:font-weight-complex="bold"/>
    </style:style>
    <style:style style:name="T6" style:family="text">
      <style:text-properties fo:color="#000000" style:font-name="DejaVu Sans Mono" fo:font-size="9pt" officeooo:rsid="0015b9a0"/>
    </style:style>
    <style:style style:name="T7" style:family="text">
      <style:text-properties officeooo:rsid="000c4a5a"/>
    </style:style>
    <style:style style:name="T8" style:family="text">
      <style:text-properties fo:color="#000080" fo:font-weight="bold"/>
    </style:style>
    <style:style style:name="T9" style:family="text">
      <style:text-properties fo:color="#000080" style:font-name="DejaVu Sans Mono" fo:font-size="9pt" fo:font-weight="bold"/>
    </style:style>
    <style:style style:name="T10" style:family="text">
      <style:text-properties fo:color="#808080"/>
    </style:style>
    <style:style style:name="T11" style:family="text">
      <style:text-properties fo:color="#808080" style:font-name="DejaVu Sans Mono" fo:font-size="9pt" fo:font-style="italic"/>
    </style:style>
    <style:style style:name="T12" style:family="text">
      <style:text-properties fo:color="#808080" style:font-name="DejaVu Sans Mono" fo:font-size="9pt" fo:font-style="italic" fo:font-weight="bold" officeooo:rsid="0012989a"/>
    </style:style>
    <style:style style:name="T13" style:family="text">
      <style:text-properties fo:color="#808080" style:font-name="DejaVu Sans Mono" fo:font-size="9pt" fo:font-style="italic" fo:font-weight="normal" style:font-weight-asian="normal" style:font-weight-complex="normal"/>
    </style:style>
    <style:style style:name="T14" style:family="text">
      <style:text-properties fo:color="#808080" style:font-name="DejaVu Sans Mono" fo:font-size="9pt" fo:font-style="italic" fo:font-weight="normal" officeooo:rsid="000d58fd" style:font-weight-asian="normal" style:font-weight-complex="normal"/>
    </style:style>
    <style:style style:name="T15" style:family="text">
      <style:text-properties fo:color="#808080" style:font-name="DejaVu Sans Mono" fo:font-size="9pt" fo:font-style="italic" fo:font-weight="normal" officeooo:rsid="0012989a" style:font-weight-asian="normal" style:font-weight-complex="normal"/>
    </style:style>
    <style:style style:name="T16" style:family="text">
      <style:text-properties fo:color="#808080" style:font-name="DejaVu Sans Mono" fo:font-size="9pt" fo:font-style="italic" fo:font-weight="normal" officeooo:rsid="00139208" style:font-weight-asian="normal" style:font-weight-complex="normal"/>
    </style:style>
    <style:style style:name="T17" style:family="text">
      <style:text-properties style:font-name="DejaVu Sans Mono" fo:font-size="9pt"/>
    </style:style>
    <style:style style:name="T18" style:family="text">
      <style:text-properties fo:color="#008000"/>
    </style:style>
    <style:style style:name="T19" style:family="text">
      <style:text-properties fo:color="#008000" style:font-name="DejaVu Sans Mono" fo:font-size="9pt" fo:font-weight="bold"/>
    </style:style>
    <style:style style:name="T20" style:family="text">
      <style:text-properties fo:color="#008000" style:font-name="DejaVu Sans Mono" fo:font-size="9pt" fo:font-weight="bold" officeooo:rsid="000d58fd"/>
    </style:style>
    <style:style style:name="T21" style:family="text">
      <style:text-properties fo:color="#008000" style:font-name="DejaVu Sans Mono" fo:font-size="9pt" fo:font-weight="bold" officeooo:rsid="0012989a"/>
    </style:style>
    <style:style style:name="T22" style:family="text">
      <style:text-properties fo:color="#0000ff"/>
    </style:style>
    <style:style style:name="T23" style:family="text">
      <style:text-properties fo:color="#0000ff" style:font-name="DejaVu Sans Mono" fo:font-size="9pt"/>
    </style:style>
    <style:style style:name="T24" style:family="text">
      <style:text-properties fo:color="#0000ff" style:font-name="DejaVu Sans Mono" fo:font-size="9pt" officeooo:rsid="000e8c90"/>
    </style:style>
    <style:style style:name="T25" style:family="text">
      <style:text-properties fo:color="#0000ff" style:font-name="DejaVu Sans Mono" fo:font-size="9pt" officeooo:rsid="0012989a"/>
    </style:style>
    <style:style style:name="T26" style:family="text">
      <style:text-properties fo:color="#0000ff" style:font-name="DejaVu Sans Mono" fo:font-size="9pt" fo:font-weight="bold" officeooo:rsid="0012989a" style:font-weight-asian="bold" style:font-weight-complex="bold"/>
    </style:style>
    <style:style style:name="T27" style:family="text">
      <style:text-properties officeooo:rsid="00106b99"/>
    </style:style>
    <style:style style:name="T28" style:family="text">
      <style:text-properties officeooo:rsid="001205f7"/>
    </style:style>
    <style:style style:name="T29" style:family="text">
      <style:text-properties fo:color="#ff3333" style:font-name="DejaVu Sans Mono" fo:font-size="9pt" fo:font-weight="bold" officeooo:rsid="0012989a"/>
    </style:style>
    <style:style style:name="T30" style:family="text">
      <style:text-properties fo:color="#6666ff" style:font-name="DejaVu Sans Mono" fo:font-size="9pt" fo:font-weight="bold" officeooo:rsid="0012989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7. Settings structure</text:p>
      <text:p text:style-name="P6"><text:tab/></text:p>
      <text:p text:style-name="P7"><text:tab/>code 1</text:p>
      <text:p text:style-name="P11">DefaultSettings = {}</text:p>
      <text:p text:style-name="P7">DefaultModel = {}</text:p>
      <text:p text:style-name="P7"><text:span text:style-name="T2"># . . . specifying default values</text:span></text:p>
      <text:p text:style-name="P8">DefaultSettings[“models”] = []</text:p>
      <text:p text:style-name="P8">DefaultSettings[“models”].append(DefaultModel)</text:p>
      <text:p text:style-name="P9"># <text:span text:style-name="T1">DefaultSetting </text:span>contains settings applicable for the whole experiment</text:p>
      <text:p text:style-name="P10"># Each item in list of DefaultSettings<text:span text:style-name="T1">[“models”] </text:span>contains specific setting for one individual model</text:p>
      <text:p text:style-name="P10"/>
      <text:p text:style-name="P12"># load Setup function from a file</text:p>
      <text:p text:style-name="P10"><text:span text:style-name="T3">Settings = Setup(DefaultSettings, DefaultModel)</text:span></text:p>
      <text:p text:style-name="P9"/>
      <text:p text:style-name="P10"><text:tab/>Settings is initialized from default values, <text:span text:style-name="T3">build as a python object dictionary as seen in Code \ref[the code above it]. Then a custom Setup function is called which specifies differences from the default settings. This allows for descriptions of new experiments to be relatively small and to reuse already written code. This also allows for very small settings description files specifying either simple problems, while also being able to design complex experiments going into great detail. See Code \ref[code bellow this] for example of a minimal experiment specification.</text:span></text:p>
      <text:p text:style-name="P10"/>
      <text:p text:style-name="P10"><text:tab/><text:span text:style-name="T7">Code [Minimal experiment definition file]</text:span></text:p>
      <text:p text:style-name="P13">Minimal settings experiment definition file specifying a simple experiment with custom dataset and number of epochs.</text:p>
      <text:p text:style-name="P7"/>
      <text:p text:style-name="P1"><text:span text:style-name="T8">def </text:span>Setup(Settings,<text:span text:style-name="T10">DefaultModel</text:span>):</text:p>
      <text:p text:style-name="P3"><text:s text:c="4"/><text:span text:style-name="T11"># minimal_model.py</text:span></text:p>
      <text:p text:style-name="P3"><text:span text:style-name="T10"><text:s text:c="4"/></text:span><text:span text:style-name="T17">Settings[</text:span><text:span text:style-name="T19">"experiment_name"</text:span><text:span text:style-name="T17">] = </text:span><text:span text:style-name="T19">"minimal</text:span><text:span text:style-name="T20">Experiment</text:span><text:span text:style-name="T19">"</text:span></text:p>
      <text:p text:style-name="P4"><text:span text:style-name="T13"><text:tab/># specifies the name of this experiment as wellas folder name where the results <text:tab/>will be stored</text:span><text:span text:style-name="T19"> </text:span></text:p>
      <text:p text:style-name="P5"><text:span text:style-name="T18"><text:s text:c="4"/></text:span><text:span text:style-name="T17">Settings[</text:span><text:span text:style-name="T19">"models"</text:span><text:span text:style-name="T17">][</text:span><text:span text:style-name="T23">0</text:span><text:span text:style-name="T17">][</text:span><text:span text:style-name="T19">"dataset_name"</text:span><text:span text:style-name="T17">] = </text:span><text:span text:style-name="T19">"5556x_reslen</text:span><text:span text:style-name="T20">3</text:span><text:span text:style-name="T19">0_</text:span><text:span text:style-name="T20">640</text:span><text:span text:style-name="T19">px"</text:span></text:p>
      <text:p text:style-name="P4"><text:span text:style-name="T13"><text:tab/># specifies the folder name of dataset we want to use</text:span></text:p>
      <text:p text:style-name="P3"><text:span text:style-name="T18"><text:s text:c="4"/></text:span><text:span text:style-name="T17">Settings[</text:span><text:span text:style-name="T19">"models"</text:span><text:span text:style-name="T17">][</text:span><text:span text:style-name="T23">0</text:span><text:span text:style-name="T17">][</text:span><text:span text:style-name="T19">"epochs"</text:span><text:span text:style-name="T17">] = </text:span><text:span text:style-name="T23">5</text:span><text:span text:style-name="T24">0</text:span></text:p>
      <text:p text:style-name="P5"><text:span text:style-name="T23"><text:tab/></text:span><text:span text:style-name="T14"># the number of epochs we want to train our model for. Default value is 150</text:span></text:p>
      <text:p text:style-name="P2"><text:span text:style-name="T22"><text:s text:c="4"/></text:span><text:span text:style-name="T9">return </text:span><text:span text:style-name="T4">Settings</text:span></text:p>
      <text:p text:style-name="Preformatted_20_Text"/>
      <text:p text:style-name="P14"><text:span text:style-name="T7">Big table follows </text:span></text:p>
      <text:p text:style-name="P14"><text:tab/><text:span text:style-name="T27">List of parameters shared throughout the whole experiment</text:span></text:p>
      <text:p text:style-name="P14"><text:tab/><text:span text:style-name="T27">[Settings parameters for the whole experiment]</text:span></text:p>
      <text:p text:style-name="P17"><text:span text:style-name="T5">Syntax: </text:span><text:span text:style-name="T4">Settings[</text:span><text:span text:style-name="T29">name_of_parameter</text:span><text:span text:style-name="T4">] = </text:span><text:span text:style-name="T30">default_value</text:span></text:p>
      <text:p text:style-name="P14"/>
      <text:p text:style-name="P15"><text:span text:style-name="T28">Second big table follows </text:span></text:p>
      <text:p text:style-name="P15"><text:tab/><text:span text:style-name="T27">List of parameters specific to individual models.</text:span></text:p>
      <text:p text:style-name="P15"><text:tab/><text:span text:style-name="T27">[Settings parameters for each individual model]</text:span></text:p>
      <text:p text:style-name="P14"/>
      <text:p text:style-name="P17"><text:span text:style-name="T5">Syntax: </text:span><text:span text:style-name="T4">Settings[</text:span><text:span text:style-name="T19">"models"</text:span><text:span text:style-name="T4">][</text:span><text:span text:style-name="T26">i</text:span><text:span text:style-name="T4">][</text:span><text:span text:style-name="T29">name_of_parameter</text:span><text:span text:style-name="T4">] = </text:span><text:span text:style-name="T30">default_value</text:span></text:p>
      <text:p text:style-name="P16"><text:span text:style-name="T15"># </text:span><text:span text:style-name="T16">Each model from “models” is evaluated during one experiment. This allows us to design experiments comparing efficiency of models with different settings against each other. </text:span></text:p>
      <text:p text:style-name="P14"/>
      <text:p text:style-name="P14"><text:span text:style-name="T7">[...]</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2:38:53.376397482</meta:creation-date>
    <meta:generator>LibreOffice/5.1.6.2$Linux_X86_64 LibreOffice_project/10m0$Build-2</meta:generator>
    <dc:date>2017-06-19T12:59:36.968997174</dc:date>
    <meta:editing-duration>PT15M25S</meta:editing-duration>
    <meta:editing-cycles>14</meta:editing-cycles>
    <meta:document-statistic meta:table-count="0" meta:image-count="0" meta:object-count="0" meta:page-count="1" meta:paragraph-count="34" meta:word-count="293" meta:character-count="2162" meta:non-whitespace-character-count="1865"/>
  </office:meta>
</office:document-meta>
</file>